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02" officeooo:paragraph-rsid="0011f102"/>
    </style:style>
    <style:style style:name="P2" style:family="paragraph" style:parent-style-name="Standard">
      <style:text-properties officeooo:rsid="0013bfc0" officeooo:paragraph-rsid="0013b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ar codigo: ctrl+shift+i</text:p>
      <text:p text:style-name="P1"/>
      <text:p text:style-name="P2">detener proceso de la terminal (ej cortar un bucle infinito): ctrl+c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9:18:43.582189728</meta:creation-date>
    <dc:date>2021-01-11T19:32:38.985463982</dc:date>
    <meta:editing-duration>PT2M56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" meta:word-count="14" meta:character-count="97" meta:non-whitespace-character-count="84"/>
  </office:meta>
</office:document-meta>
</file>